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" style:family="paragraph" style:parent-style-name="Text_20_body">
      <style:text-properties fo:language="da" fo:country="DK" officeooo:rsid="00031886" officeooo:paragraph-rsid="001fa8a0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start" style:justify-single-word="false"/>
      <style:text-properties fo:language="da" fo:country="DK" officeooo:rsid="00210a33" officeooo:paragraph-rsid="003ca12c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6" style:family="paragraph" style:parent-style-name="Text_20_body" style:list-style-name="L1">
      <style:paragraph-properties fo:text-align="start" style:justify-single-word="false"/>
      <style:text-properties fo:language="da" fo:country="DK" officeooo:rsid="0028b176" officeooo:paragraph-rsid="003ca12c" fo:background-color="transparent" style:language-asian="zxx" style:country-asian="none" style:language-complex="zxx" style:country-complex="none"/>
    </style:style>
    <style:style style:name="P7" style:family="paragraph" style:parent-style-name="Text_20_body" style:list-style-name="L2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weight="normal" officeooo:rsid="0028b176" officeooo:paragraph-rsid="0028b176" fo:background-color="transparent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055650" fo:background-color="transparent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paragraph-properties fo:text-align="start" style:justify-single-word="false"/>
      <style:text-properties fo:language="da" fo:country="DK" fo:font-weight="bold" officeooo:rsid="0005f5cb" officeooo:paragraph-rsid="0005f5cb" fo:background-color="transparent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071ce6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language="da" fo:country="DK" officeooo:rsid="0028b176" officeooo:paragraph-rsid="003ca12c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086d3e" officeooo:paragraph-rsid="003047f3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086d3e" officeooo:paragraph-rsid="003ca12c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299314" officeooo:paragraph-rsid="003ca12c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2ede41" officeooo:paragraph-rsid="002ede41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2ede41" officeooo:paragraph-rsid="003047f3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officeooo:rsid="002ede41" officeooo:paragraph-rsid="003ca12c" style:language-asian="zxx" style:country-asian="none" style:language-complex="zxx" style:country-complex="none"/>
    </style:style>
    <style:style style:name="P21" style:family="paragraph" style:parent-style-name="Text_20_body">
      <style:paragraph-properties fo:text-align="start" style:justify-single-word="false"/>
      <style:text-properties fo:language="da" fo:country="DK" officeooo:rsid="00092834" officeooo:paragraph-rsid="00092834" style:language-asian="zxx" style:country-asian="none" style:language-complex="zxx" style:country-complex="none"/>
    </style:style>
    <style:style style:name="P22" style:family="paragraph" style:parent-style-name="Text_20_body">
      <style:paragraph-properties fo:text-align="start" style:justify-single-word="false"/>
      <style:text-properties fo:language="da" fo:country="DK" officeooo:rsid="00092834" officeooo:paragraph-rsid="0033a1fd" style:language-asian="zxx" style:country-asian="none" style:language-complex="zxx" style:country-complex="none"/>
    </style:style>
    <style:style style:name="P23" style:family="paragraph" style:parent-style-name="Text_20_body">
      <style:paragraph-properties fo:text-align="start" style:justify-single-word="false"/>
      <style:text-properties fo:language="da" fo:country="DK" officeooo:rsid="0033a1fd" officeooo:paragraph-rsid="0033a1fd" style:language-asian="zxx" style:country-asian="none" style:language-complex="zxx" style:country-complex="none"/>
    </style:style>
    <style:style style:name="P24" style:family="paragraph" style:parent-style-name="Text_20_body">
      <style:paragraph-properties fo:text-align="start" style:justify-single-word="false"/>
      <style:text-properties fo:language="da" fo:country="DK" officeooo:rsid="0039dc49" officeooo:paragraph-rsid="0039dc49" style:language-asian="zxx" style:country-asian="none" style:language-complex="zxx" style:country-complex="none"/>
    </style:style>
    <style:style style:name="P25" style:family="paragraph" style:parent-style-name="Title" style:master-page-name="Standard">
      <style:paragraph-properties style:page-number="auto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6" style:family="paragraph" style:parent-style-name="Subtitle">
      <style:paragraph-properties fo:text-align="start" style:justify-single-word="false"/>
      <style:text-properties fo:language="da" fo:country="DK" officeooo:rsid="00031886" officeooo:paragraph-rsid="00031886" fo:background-color="transparent" style:language-asian="zxx" style:country-asian="none" style:language-complex="zxx" style:country-complex="none"/>
    </style:style>
    <style:style style:name="P27" style:family="paragraph" style:parent-style-name="Subtitle">
      <style:paragraph-properties fo:text-align="start" style:justify-single-word="false"/>
      <style:text-properties fo:language="da" fo:country="DK" officeooo:rsid="00055650" officeooo:paragraph-rsid="00055650" fo:background-color="transparent" style:language-asian="zxx" style:country-asian="none" style:language-complex="zxx" style:country-complex="none"/>
    </style:style>
    <style:style style:name="P28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071ce6" fo:background-color="transparent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ubtitle">
      <style:paragraph-properties fo:text-align="start" style:justify-single-word="false"/>
      <style:text-properties fo:language="da" fo:country="DK" officeooo:rsid="00071ce6" officeooo:paragraph-rsid="00071ce6" style:language-asian="zxx" style:country-asian="none" style:language-complex="zxx" style:country-complex="none"/>
    </style:style>
    <style:style style:name="P30" style:family="paragraph" style:parent-style-name="Subtitle">
      <style:paragraph-properties fo:text-align="start" style:justify-single-word="false"/>
      <style:text-properties fo:language="da" fo:country="DK" officeooo:rsid="00071ce6" officeooo:paragraph-rsid="00086d3e" style:language-asian="zxx" style:country-asian="none" style:language-complex="zxx" style:country-complex="none"/>
    </style:style>
    <style:style style:name="P31" style:family="paragraph" style:parent-style-name="Subtitle">
      <style:paragraph-properties fo:text-align="start" style:justify-single-word="false"/>
      <style:text-properties fo:language="da" fo:country="DK" officeooo:rsid="00086d3e" officeooo:paragraph-rsid="00086d3e" style:language-asian="zxx" style:country-asian="none" style:language-complex="zxx" style:country-complex="none"/>
    </style:style>
    <style:style style:name="P32" style:family="paragraph" style:parent-style-name="Subtitle">
      <style:paragraph-properties fo:text-align="start" style:justify-single-word="false"/>
      <style:text-properties fo:language="da" fo:country="DK" officeooo:rsid="001d502e" officeooo:paragraph-rsid="00092834" style:language-asian="zxx" style:country-asian="none" style:language-complex="zxx" style:country-complex="none"/>
    </style:style>
    <style:style style:name="T1" style:family="text">
      <style:text-properties officeooo:rsid="0004e4fa"/>
    </style:style>
    <style:style style:name="T2" style:family="text">
      <style:text-properties officeooo:rsid="00086d3e"/>
    </style:style>
    <style:style style:name="T3" style:family="text">
      <style:text-properties officeooo:rsid="001fa8a0"/>
    </style:style>
    <style:style style:name="T4" style:family="text">
      <style:text-properties officeooo:rsid="0028b176"/>
    </style:style>
    <style:style style:name="T5" style:family="text">
      <style:text-properties officeooo:rsid="0028b594"/>
    </style:style>
    <style:style style:name="T6" style:family="text">
      <style:text-properties officeooo:rsid="00299314"/>
    </style:style>
    <style:style style:name="T7" style:family="text">
      <style:text-properties officeooo:rsid="002b89bf"/>
    </style:style>
    <style:style style:name="T8" style:family="text">
      <style:text-properties officeooo:rsid="002e998c"/>
    </style:style>
    <style:style style:name="T9" style:family="text">
      <style:text-properties officeooo:rsid="002ede41"/>
    </style:style>
    <style:style style:name="T10" style:family="text">
      <style:text-properties officeooo:rsid="003047f3"/>
    </style:style>
    <style:style style:name="T11" style:family="text">
      <style:text-properties officeooo:rsid="0031807b"/>
    </style:style>
    <style:style style:name="T12" style:family="text">
      <style:text-properties officeooo:rsid="0031d7ff"/>
    </style:style>
    <style:style style:name="T13" style:family="text">
      <style:text-properties officeooo:rsid="003234e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1d7ff" style:font-style-asian="italic" style:font-style-complex="italic"/>
    </style:style>
    <style:style style:name="T16" style:family="text">
      <style:text-properties fo:font-style="italic" officeooo:rsid="0033a1fd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234e7" style:font-style-asian="normal" style:font-style-complex="normal"/>
    </style:style>
    <style:style style:name="T19" style:family="text">
      <style:text-properties fo:font-style="normal" officeooo:rsid="0033a1fd" style:font-style-asian="normal" style:font-style-complex="normal"/>
    </style:style>
    <style:style style:name="T20" style:family="text">
      <style:text-properties officeooo:rsid="00384626"/>
    </style:style>
    <style:style style:name="T21" style:family="text">
      <style:text-properties officeooo:rsid="003ca1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Use Case <text:span text:style-name="T3">8</text:span> – <text:span text:style-name="T3">Tilføj/fjern bus fra rute</text:span></text:p>
      <text:p text:style-name="P1"/>
      <text:p text:style-name="P26">Mål</text:p>
      <text:p text:style-name="P2"><text:span text:style-name="T1">Målet med denne Use Case er at kunne tilføje eller fjerne en bus der allerede findes i systemet, for en givet busrute.</text:span></text:p>
      <text:p text:style-name="P1"/>
      <text:p text:style-name="P27">Initiering</text:p>
      <text:p text:style-name="P3"><text:span text:style-name="T21">Administratoren</text:span> tilkendegiver over for online-systemet at han ønsker at tilføje <text:span text:style-name="T6">eller fjerne</text:span> en bus, der allerede findes i systemet, <text:span text:style-name="T7">til/fra</text:span> en eksisterende busrute.</text:p>
      <text:p text:style-name="P4"/>
      <text:p text:style-name="P27">Aktører og interessenter</text:p>
      <text:p text:style-name="P10">Primære aktører</text:p>
      <text:list xml:id="list1314078734849464041" text:style-name="L1">
        <text:list-item>
          <text:p text:style-name="P6"><text:span text:style-name="T21">Administratoren</text:span></text:p>
          <text:p text:style-name="P5"/>
        </text:list-item>
      </text:list>
      <text:p text:style-name="P11">Sekundærere aktører</text:p>
      <text:list xml:id="list7440581073125359578" text:style-name="L2">
        <text:list-item>
          <text:p text:style-name="P7">Database</text:p>
          <text:p text:style-name="P7"/>
        </text:list-item>
      </text:list>
      <text:p text:style-name="P28">Antal samtidige forekomster</text:p>
      <text:p text:style-name="P8">En samtidig forekomst.</text:p>
      <text:p text:style-name="P8"/>
      <text:p text:style-name="P28">Ikke funktionelle krav.</text:p>
      <text:p text:style-name="P12">KOMMER SENERE</text:p>
      <text:p text:style-name="P8"/>
      <text:p text:style-name="P28">Startbetingelser</text:p>
      <text:p text:style-name="P9">Brugeren skal have startet online-systemet op, og logget ind som admin.</text:p>
      <text:p text:style-name="P29">Slutresultat ved succes:</text:p>
      <text:p text:style-name="P13"><text:span text:style-name="T21">Administratoren</text:span> har tilføjet <text:span text:style-name="T6">eller fjernet</text:span> en bus <text:span text:style-name="T6">for</text:span> <text:span text:style-name="T6">en </text:span>valgt busrute, <text:span text:style-name="T5">samt</text:span> <text:span text:style-name="T6">ændringerne</text:span> er blevet gemt på databasen</text:p>
      <text:p text:style-name="P30">Slutresultat ved <text:span text:style-name="T2">undtagelser</text:span>:</text:p>
      <text:p text:style-name="P16"><text:span text:style-name="T21">Administratoren</text:span> vil blive præsenteret for en <text:span text:style-name="T21">fejlmeddelelse</text:span>, hvori brugeren for besked på, at der ikke kunne skabes forbindelse til <text:span text:style-name="T4">databasen</text:span>. </text:p>
      <text:p text:style-name="P31"><text:soft-page-break/>Normalforløb:</text:p>
      <text:p text:style-name="P14">Normalforløb A: <text:span text:style-name="T6">Bus bliver tilføjet til rute</text:span></text:p>
      <text:p text:style-name="P17">1. <text:span text:style-name="T21">Administratoren</text:span> vælger en <text:span text:style-name="T8">busrute, fra liste af ruter, der findes i systemet.</text:span></text:p>
      <text:p text:style-name="P17">2. <text:span text:style-name="T21">Administratoren vælger en bus fra listen af busser, der findes i systemet.</text:span></text:p>
      <text:p text:style-name="P20">3. <text:span text:style-name="T21">Administratoren</text:span> tilkendegiver over for systemet at han ønsker at tilføje den <text:span text:style-name="T11">valgte</text:span> bus, til den <text:span text:style-name="T11">valgte</text:span> busrute.</text:p>
      <text:p text:style-name="P18">5. Systemet gemmer ændringerne på databasen.</text:p>
      <text:p text:style-name="P18"/>
      <text:p text:style-name="P15">Normalforløb <text:span text:style-name="T10">B</text:span>: <text:span text:style-name="T6">Bus bliver fjernet fra rute</text:span></text:p>
      <text:p text:style-name="P17">1. <text:span text:style-name="T21">Administratoren</text:span> vælger en <text:span text:style-name="T8">busrute, fra liste af ruter, der findes i systemet.</text:span></text:p>
      <text:p text:style-name="P17">2. <text:span text:style-name="T21">Administratoren vælger en bus fra listen af busser, der findes i systemet.</text:span></text:p>
      <text:p text:style-name="P20">3. <text:span text:style-name="T21">Administratoren</text:span> tilkendegiver over for systemet at han ønsker at <text:span text:style-name="T11">fjerne</text:span> den <text:span text:style-name="T11">valgte</text:span> bus, til den <text:span text:style-name="T11">valgte</text:span> busrute.</text:p>
      <text:p text:style-name="P19">5. Systemet gemmer ændringerne på databasen.</text:p>
      <text:p text:style-name="P21"/>
      <text:p text:style-name="P32">Undtagelser</text:p>
      <text:p text:style-name="P22">Undtagelse 1: <text:span text:style-name="T20">der mistes forbindelse til databasen.</text:span></text:p>
      <text:p text:style-name="P24"><text:span text:style-name="T20">1. </text:span>Der bliver vist en fejlmeddelelse om at der ikke kunne oprettes forbindelse til databasen, og derfor kunne ændringen ikke blive gemt.</text:p>
      <text:p text:style-name="P23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8M45S</meta:editing-duration>
    <meta:editing-cycles>25</meta:editing-cycles>
    <meta:generator>LibreOffice/4.1.1.2$Windows_x86 LibreOffice_project/7e4286b58adc75a14f6d83f53a03b6c11fa2903</meta:generator>
    <dc:date>2013-09-11T09:54:17.147000000</dc:date>
    <meta:document-statistic meta:table-count="0" meta:image-count="0" meta:object-count="0" meta:page-count="2" meta:paragraph-count="36" meta:word-count="279" meta:character-count="1832" meta:non-whitespace-character-count="1589"/>
    <meta:user-defined meta:name="Info 1"/>
    <meta:user-defined meta:name="Info 2"/>
    <meta:user-defined meta:name="Info 3"/>
    <meta:user-defined meta:name="Info 4"/>
  </office:meta>
</office:document-meta>
</file>